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stroke-linejoin="round" draw:fill="solid" draw:fill-color="#729fcf" draw:textarea-horizontal-align="center" draw:textarea-vertical-align="top"/>
    </style:style>
    <style:style style:name="gr2" style:family="graphic" style:parent-style-name="standard">
      <style:graphic-properties draw:stroke="solid" svg:stroke-width="0cm" svg:stroke-color="#000000" draw:stroke-linejoin="round" draw:fill="solid" draw:fill-color="#ffffff" draw:textarea-horizontal-align="center" draw:textarea-vertical-align="top"/>
    </style:style>
    <style:style style:name="gr3" style:family="graphic" style:parent-style-name="standard">
      <style:graphic-properties draw:stroke="none" svg:stroke-width="0cm" draw:fill="solid" draw:fill-color="#ffffff" draw:textarea-vertical-align="top" fo:min-height="0cm" fo:min-width="0cm" fo:padding-top="0.127cm" fo:padding-bottom="0.127cm" fo:padding-left="0.254cm" fo:padding-right="0.254cm"/>
    </style:style>
    <style:style style:name="gr4" style:family="graphic" style:parent-style-name="standard">
      <style:graphic-properties draw:stroke="none" svg:stroke-width="0cm" draw:fill="none" draw:textarea-vertical-align="top" fo:min-height="0cm" fo:min-width="0cm" fo:padding-top="0.127cm" fo:padding-bottom="0.127cm" fo:padding-left="0.254cm" fo:padding-right="0.254cm"/>
    </style:style>
    <style:style style:name="gr5" style:family="graphic" style:parent-style-name="objectwithoutfill">
      <style:graphic-properties svg:stroke-width="0.102cm" svg:stroke-color="#000000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svg:stroke-color="#000000" draw:marker-start="Arrow" draw:marker-start-width="0.203cm" draw:marker-end="Arrow" draw:marker-end-width="0.203cm" draw:textarea-vertical-align="middle"/>
    </style:style>
    <style:style style:name="P1" style:family="paragraph">
      <loext:graphic-properties draw:fill="solid" draw:fill-color="#729fcf"/>
      <style:paragraph-properties fo:text-align="center"/>
      <style:text-properties style:font-name="Times New Roman" fo:font-size="15pt" fo:font-style="italic" fo:font-weight="normal"/>
    </style:style>
    <style:style style:name="P2" style:family="paragraph">
      <loext:graphic-properties draw:fill="solid" draw:fill-color="#ffffff"/>
      <style:paragraph-properties fo:text-align="center"/>
      <style:text-properties style:font-name="Times New Roman" fo:font-size="15pt" fo:font-style="italic" fo:font-weight="normal"/>
    </style:style>
    <style:style style:name="P3" style:family="paragraph">
      <style:text-properties style:font-name="Times New Roman" fo:font-size="15pt" fo:font-style="italic" fo:font-weight="normal"/>
    </style:style>
    <style:style style:name="P4" style:family="paragraph">
      <loext:graphic-properties draw:fill="solid" draw:fill-color="#ffffff"/>
      <style:text-properties style:font-name="Times New Roman" fo:font-size="15pt" fo:font-style="italic" fo:font-weight="normal"/>
    </style:style>
    <style:style style:name="P5" style:family="paragraph">
      <loext:graphic-properties draw:fill="none"/>
      <style:text-properties style:font-name="Times New Roman" fo:font-size="15pt" fo:font-style="italic" fo:font-weight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name="Rectangle 580" draw:style-name="gr1" draw:text-style-name="P1" draw:layer="layout" svg:width="1.221cm" svg:height="4.181cm" svg:x="0.063cm" svg:y="0.27cm">
            <text:p/>
          </draw:rect>
          <draw:rect draw:name="Rectangle 581" draw:style-name="gr2" draw:text-style-name="P2" draw:layer="layout" svg:width="7.033cm" svg:height="0.452cm" svg:x="1.283cm" svg:y="1.97cm">
            <text:p/>
          </draw:rect>
          <draw:custom-shape draw:name="Text Box 583" draw:style-name="gr3" draw:text-style-name="P4" draw:layer="layout" svg:width="1.221cm" svg:height="0.839cm" svg:x="2.284cm" svg:y="2.65cm">
            <text:p text:style-name="P3">L/2</text:p>
            <draw:enhanced-geometry draw:type="0"/>
          </draw:custom-shape>
          <draw:custom-shape draw:name="Text Box 588" draw:style-name="gr3" draw:text-style-name="P4" draw:layer="layout" svg:width="0.832cm" svg:height="0.839cm" svg:x="0.551cm" svg:y="1.486cm">
            <text:p text:style-name="P3">A</text:p>
            <draw:enhanced-geometry draw:type="0"/>
          </draw:custom-shape>
          <draw:custom-shape draw:name="Text Box 589" draw:style-name="gr3" draw:text-style-name="P4" draw:layer="layout" svg:width="0.832cm" svg:height="0.839cm" svg:x="4.438cm" svg:y="0.08cm">
            <text:p text:style-name="P3">P</text:p>
            <draw:enhanced-geometry draw:type="0"/>
          </draw:custom-shape>
          <draw:custom-shape draw:name="Text Box 590" draw:style-name="gr4" draw:text-style-name="P5" draw:layer="layout" svg:width="0.832cm" svg:height="0.839cm" svg:x="8.234cm" svg:y="1.584cm">
            <text:p text:style-name="P3">B</text:p>
            <draw:enhanced-geometry draw:type="0"/>
          </draw:custom-shape>
          <draw:custom-shape draw:name="Text Box 592" draw:style-name="gr4" draw:text-style-name="P5" draw:layer="layout" svg:width="0.743cm" svg:height="0.839cm" svg:x="1.355cm" svg:y="0.82cm">
            <text:p text:style-name="P3">x</text:p>
            <draw:enhanced-geometry draw:type="0"/>
          </draw:custom-shape>
          <draw:line draw:style-name="gr5" draw:text-style-name="P6" draw:layer="layout" svg:x1="4.748cm" svg:y1="0.895cm" svg:x2="4.748cm" svg:y2="2.038cm">
            <text:p/>
          </draw:line>
          <draw:line draw:style-name="gr6" draw:text-style-name="P7" draw:layer="layout" svg:x1="1.319cm" svg:y1="2.773cm" svg:x2="4.621cm" svg:y2="2.773cm">
            <text:p/>
          </draw:line>
          <draw:custom-shape draw:name="Text Box 583" draw:style-name="gr3" draw:text-style-name="P4" draw:layer="layout" svg:width="0.806cm" svg:height="0.839cm" svg:x="4.45cm" svg:y="3.458cm">
            <text:p text:style-name="P3">L</text:p>
            <draw:enhanced-geometry draw:type="0"/>
          </draw:custom-shape>
          <draw:line draw:style-name="gr6" draw:text-style-name="P7" draw:layer="layout" svg:x1="1.319cm" svg:y1="3.562cm" svg:x2="8.304cm" svg:y2="3.56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14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22:58:49.506240135</meta:creation-date>
    <dc:date>2017-03-08T23:18:04.262171554</dc:date>
    <meta:editing-duration>PT9M3S</meta:editing-duration>
    <meta:editing-cycles>1</meta:editing-cycles>
    <meta:document-statistic meta:object-count="12"/>
    <meta:generator>LibreOffice/5.3.0.3$Linux_X86_64 LibreOffice_project/30m0$Build-3</meta:generator>
  </office:meta>
</office:document-meta>
</file>